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fo:text-align="center" style:justify-single-word="false" style:writing-mode="page"/>
      <style:text-properties style:use-window-font-color="true" style:font-name="Spranq eco sans1" fo:font-size="14pt" fo:font-style="normal" fo:font-weight="bold" officeooo:rsid="000cdbff" officeooo:paragraph-rsid="000cdbff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0cdbff" officeooo:paragraph-rsid="000cdbff" style:font-style-asian="normal" style:font-style-complex="normal"/>
    </style:style>
    <style:style style:name="P3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63c0" officeooo:paragraph-rsid="000e63c0" style:font-style-asian="normal" style:font-style-complex="normal"/>
    </style:style>
    <style:style style:name="P4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cdbff" officeooo:paragraph-rsid="000cdbff" style:font-style-asian="normal" style:font-style-complex="normal"/>
    </style:style>
    <style:style style:name="P5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1360" officeooo:paragraph-rsid="000e1360" style:font-style-asian="normal" style:font-style-complex="normal"/>
    </style:style>
    <style:style style:name="P6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1360" officeooo:paragraph-rsid="000e63c0" style:font-style-asian="normal" style:font-style-complex="normal"/>
    </style:style>
    <style:style style:name="P7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0d210" officeooo:paragraph-rsid="0010d210" style:font-style-asian="normal" style:font-style-complex="normal"/>
    </style:style>
    <style:style style:name="P8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0d210" officeooo:paragraph-rsid="0017a003" style:font-style-asian="normal" style:font-style-complex="normal"/>
    </style:style>
    <style:style style:name="P9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0d210" officeooo:paragraph-rsid="001a8499" style:font-style-asian="normal" style:font-style-complex="normal"/>
    </style:style>
    <style:style style:name="P10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8092e" officeooo:paragraph-rsid="0018092e" style:font-style-asian="normal" style:font-style-complex="normal"/>
    </style:style>
    <style:style style:name="P11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86065" officeooo:paragraph-rsid="00186065" style:font-style-asian="normal" style:font-style-complex="normal"/>
    </style:style>
    <style:style style:name="P12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9170" officeooo:paragraph-rsid="000fbaa3" style:font-style-asian="normal" style:font-style-complex="normal"/>
    </style:style>
    <style:style style:name="P13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f1684" officeooo:paragraph-rsid="000f1684" style:font-style-asian="normal" style:font-style-complex="normal"/>
    </style:style>
    <style:style style:name="P14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bdc9c" officeooo:paragraph-rsid="001bdc9c" style:font-style-asian="normal" style:font-style-complex="normal"/>
    </style:style>
    <style:style style:name="P15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c7a54" officeooo:paragraph-rsid="001c7a54" style:font-style-asian="normal" style:font-style-complex="normal"/>
    </style:style>
    <style:style style:name="P16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c7a54" officeooo:paragraph-rsid="001dcffe" style:font-style-asian="normal" style:font-style-complex="normal"/>
    </style:style>
    <style:style style:name="P17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0e1360" officeooo:paragraph-rsid="000e1360" style:font-style-asian="normal" style:font-style-complex="normal"/>
    </style:style>
    <style:style style:name="P18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0e1360" officeooo:paragraph-rsid="00127a73" style:font-style-asian="normal" style:font-style-complex="normal"/>
    </style:style>
    <style:style style:name="P19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0fbaa3" officeooo:paragraph-rsid="000fbaa3" style:font-style-asian="normal" style:font-style-complex="normal"/>
    </style:style>
    <style:style style:name="P20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0f1684" officeooo:paragraph-rsid="000f1684" style:font-style-asian="normal" style:font-style-complex="normal"/>
    </style:style>
    <style:style style:name="P21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0e9170" officeooo:paragraph-rsid="000e9170" style:font-style-asian="normal" style:font-style-complex="normal"/>
    </style:style>
    <style:style style:name="P22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10d210" officeooo:paragraph-rsid="0010d210" style:font-style-asian="normal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10d210" officeooo:paragraph-rsid="0017a003" style:font-style-asian="normal" style:font-style-complex="normal"/>
    </style:style>
    <style:style style:name="P24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10d210" officeooo:paragraph-rsid="001a8499" style:font-style-asian="normal" style:font-style-complex="normal"/>
    </style:style>
    <style:style style:name="P25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186065" officeooo:paragraph-rsid="00186065" style:font-style-asian="normal" style:font-style-complex="normal"/>
    </style:style>
    <style:style style:name="P26" style:family="paragraph" style:parent-style-name="Standard" style:list-style-name="L1">
      <style:paragraph-properties fo:margin-top="0cm" fo:margin-bottom="0cm" loext:contextual-spacing="false" style:writing-mode="page"/>
      <style:text-properties style:use-window-font-color="true" style:font-name="Spranq eco sans1" fo:font-style="normal" officeooo:rsid="00186065" officeooo:paragraph-rsid="001bdc9c" style:font-style-asian="normal" style:font-style-complex="normal"/>
    </style:style>
    <style:style style:name="T1" style:family="text">
      <style:text-properties officeooo:rsid="000e63c0"/>
    </style:style>
    <style:style style:name="T2" style:family="text">
      <style:text-properties officeooo:rsid="000e9170"/>
    </style:style>
    <style:style style:name="T3" style:family="text">
      <style:text-properties officeooo:rsid="000fbaa3"/>
    </style:style>
    <style:style style:name="T4" style:family="text">
      <style:text-properties officeooo:rsid="00127a73"/>
    </style:style>
    <style:style style:name="T5" style:family="text">
      <style:text-properties officeooo:rsid="0017a003"/>
    </style:style>
    <style:style style:name="T6" style:family="text">
      <style:text-properties officeooo:rsid="0018092e"/>
    </style:style>
    <style:style style:name="T7" style:family="text">
      <style:text-properties officeooo:rsid="00186065"/>
    </style:style>
    <style:style style:name="T8" style:family="text">
      <style:text-properties officeooo:rsid="001a8499"/>
    </style:style>
    <style:style style:name="T9" style:family="text">
      <style:text-properties officeooo:rsid="001bdc9c"/>
    </style:style>
    <style:style style:name="T10" style:family="text">
      <style:text-properties officeooo:rsid="001dcf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em Python</text:p>
      <text:p text:style-name="P2"/>
      <text:list xml:id="list1094075133599487756" text:style-name="L1">
        <text:list-item>
          <text:p text:style-name="P3">type(&lt;variável/dado&gt;) → Apresenta o tipo da variável/dado.</text:p>
        </text:list-item>
        <text:list-item>
          <text:p text:style-name="P4">dir(&lt;tipo de dado / variável&gt;) → Apresenta todos os atributos/propriedades e funções/métodos disponíveis para determinado tipo de dado ou variável.</text:p>
        </text:list-item>
        <text:list-item>
          <text:p text:style-name="P4">help(&lt;tipo de dado/variavel.propriedade&gt;) → Apresenta a documentação/como utilizar os atributos/propriedades e funções/métodos disponíveis para determinado tipo de dado ou variável.</text:p>
        </text:list-item>
        <text:list-item>
          <text:p text:style-name="P5">int(&lt;valor&gt;), float(&lt;valor&gt;), str(&lt;valor&gt;), bool(&lt;valor&gt;) → Cast para esses tipos.</text:p>
        </text:list-item>
        <text:list-item>
          <text:p text:style-name="P7">len(&lt;container&gt;) → Retorna o número de itens em um container.</text:p>
        </text:list-item>
        <text:list-item>
          <text:p text:style-name="P10">sum(&lt;iterável&gt;) → Retorna a soma dos elementos.</text:p>
        </text:list-item>
        <text:list-item>
          <text:p text:style-name="P11">max<text:span text:style-name="T6">(&lt;iterável&gt;) → </text:span>Retorna o maior elemento.</text:p>
        </text:list-item>
        <text:list-item>
          <text:p text:style-name="P11">min<text:span text:style-name="T6">(&lt;iterável&gt;) → </text:span>Retorna o menor elemento.</text:p>
        </text:list-item>
        <text:list-item>
          <text:p text:style-name="P17">Funções de String:</text:p>
          <text:list>
            <text:list-item>
              <text:p text:style-name="P17">&lt;string&gt;.upper() → Coloca todas as letras em maiúsculo.</text:p>
            </text:list-item>
            <text:list-item>
              <text:p text:style-name="P17">&lt;string&gt;.lower() → Coloca todas as letras em minúsculo.</text:p>
            </text:list-item>
            <text:list-item>
              <text:p text:style-name="P17">&lt;string&gt;.split<text:span text:style-name="T4">()</text:span> → <text:span text:style-name="T1">Transforma em uma lista de string, separando as palavras pelo “espaço”.</text:span></text:p>
            </text:list-item>
            <text:list-item>
              <text:p text:style-name="P18">&lt;string&gt;.split<text:span text:style-name="T4">(&lt;separador&gt;)</text:span> → <text:span text:style-name="T1">Transforma em uma lista de string, separando as palavras conforme definido no separador.</text:span></text:p>
            </text:list-item>
            <text:list-item>
              <text:p text:style-name="P18">“<text:span text:style-name="T4">&lt;string&gt;”.join(&lt;iterável&gt;) → Cria uma string da lista colocando o valor chamado entre as palavras.</text:span></text:p>
            </text:list-item>
            <text:list-item>
              <text:p text:style-name="P6">&lt;string&gt;.<text:span text:style-name="T1">replace(&lt;antigo&gt;, &lt;novo&gt;) → Substitui uma substring por outra.</text:span></text:p>
            </text:list-item>
          </text:list>
        </text:list-item>
        <text:list-item>
          <text:p text:style-name="P19">Range:</text:p>
          <text:list>
            <text:list-item>
              <text:p text:style-name="P20">range(&lt;final&gt;) → <text:span text:style-name="T2">Gera uma sequência de valores entre </text:span>0<text:span text:style-name="T2"> e final (excluindo).</text:span></text:p>
            </text:list-item>
            <text:list-item>
              <text:p text:style-name="P21">range(&lt;inicial&gt;, &lt;final&gt;) → Gera uma sequência de valores entre inicial (incluindo) e final (excluindo).</text:p>
            </text:list-item>
            <text:list-item>
              <text:p text:style-name="P12">range(&lt;inicial&gt;, &lt;final&gt;, <text:span text:style-name="T3">passo</text:span>) <text:span text:style-name="T3">→ </text:span>Gera uma sequência de valores entre inicial (incluindo) e final (excluindo) <text:span text:style-name="T3">incrementando conforme o valor do passo.</text:span></text:p>
            </text:list-item>
          </text:list>
        </text:list-item>
        <text:list-item>
          <text:p text:style-name="P19">Enumerate:</text:p>
          <text:list>
            <text:list-item>
              <text:p text:style-name="P20">enumerate(&lt;iterável&gt;) → Um enumerate forma um par “contador” e “valor”, montando, por exemplo, uma lista indexada.</text:p>
            </text:list-item>
            <text:list-item>
              <text:p text:style-name="P13">enumerate(&lt;iterável&gt;, start=&lt;valor inicial&gt;) → Um enumerate forma um par “contador” e “valor”, iniciando o contador pelo valor inicial.</text:p>
            </text:list-item>
          </text:list>
        </text:list-item>
        <text:list-item>
          <text:p text:style-name="P19">Lista:</text:p>
          <text:list>
            <text:list-item>
              <text:p text:style-name="P19">list(&lt;iterável&gt;) → <text:span text:style-name="T7">Cria</text:span> uma lista a partir de algum iterável.</text:p>
            </text:list-item>
            <text:list-item>
              <text:p text:style-name="P19">&lt;lista&gt;.sort() → Ordena a lista.</text:p>
            </text:list-item>
            <text:list-item>
              <text:p text:style-name="P22">&lt;lista&gt;.count(&lt;valor&gt;) → Conta o número de ocorrências de um valor em uma lista.</text:p>
            </text:list-item>
            <text:list-item>
              <text:p text:style-name="P22">&lt;lista&gt;.append(&lt;valor&gt;) → Adiciona 1 único valor na lista (no fim).</text:p>
            </text:list-item>
            <text:list-item>
              <text:p text:style-name="P22"><text:soft-page-break/>&lt;lista&gt;.extend(&lt;outra lista&gt;) → Concatena as listas. Pode utilizar o sinal +.</text:p>
            </text:list-item>
            <text:list-item>
              <text:p text:style-name="P22">&lt;lista&gt;.insert(&lt;índice&gt;, &lt;valor&gt;) → Insere um valor em um determinado índice. Caso o índice não exista, dá erro.</text:p>
            </text:list-item>
            <text:list-item>
              <text:p text:style-name="P22">&lt;lista&gt;.reverse() → Inverte os elementos da lista.</text:p>
            </text:list-item>
            <text:list-item>
              <text:p text:style-name="P22">&lt;lista&gt;.copy() → Faz uma cópia dos valores da lista.</text:p>
            </text:list-item>
            <text:list-item>
              <text:p text:style-name="P22">&lt;lista&gt;.pop() → Remove o último elemento da lista.</text:p>
            </text:list-item>
            <text:list-item>
              <text:p text:style-name="P22">&lt;lista&gt;.pop(&lt;índice&gt;) → Remove o elemento da lista que se encontra no índice especificado. Caso não exista o índice, dará erro.</text:p>
            </text:list-item>
            <text:list-item>
              <text:p text:style-name="P22">&lt;lista&gt;.clear() → Remove todos os elementos da lista.</text:p>
            </text:list-item>
            <text:list-item>
              <text:p text:style-name="P23">&lt;lista&gt;.<text:span text:style-name="T5">index(&lt;elemento&gt;) → Retorna o índice de um elemento na lista. Caso o elemento não esteja na lista, gera um erro. Caso tenha elemento repetido, retorna o índice somente do primeiro elemento encontrado.</text:span></text:p>
            </text:list-item>
            <text:list-item>
              <text:p text:style-name="P23">&lt;lista&gt;.<text:span text:style-name="T5">index(&lt;elemento&gt;, &lt;índice&gt;) → <text:s/>Retorna o índice de um elemento na lista a partir de um índice informado como parâmetro.</text:span></text:p>
            </text:list-item>
            <text:list-item>
              <text:p text:style-name="P8">&lt;lista&gt;.<text:span text:style-name="T5">index(&lt;elemento&gt;, &lt;índice inicial&gt;, &lt;índice final&gt;) → Retorna o índice de um elemento na lista entre os índices informados como parâmetro.</text:span></text:p>
            </text:list-item>
          </text:list>
        </text:list-item>
        <text:list-item>
          <text:p text:style-name="P25">Tupla:</text:p>
          <text:list>
            <text:list-item>
              <text:p text:style-name="P25">tuple(&lt;iterável&gt;) → Cria<text:span text:style-name="T3"> uma </text:span>tupla<text:span text:style-name="T3"> a partir de algum iterável.</text:span></text:p>
            </text:list-item>
            <text:list-item>
              <text:p text:style-name="P24">&lt;<text:span text:style-name="T8">tupla</text:span>&gt;.count(&lt;valor&gt;) → Conta o número de ocorrências de um valor em uma <text:span text:style-name="T8">tupla</text:span>.</text:p>
            </text:list-item>
            <text:list-item>
              <text:p text:style-name="P24">&lt;<text:span text:style-name="T8">tupla</text:span>&gt;.<text:span text:style-name="T5">index(&lt;elemento&gt;) → Retorna o índice de um elemento na tupla. Caso o elemento não esteja na tupla, gera um erro. Caso tenha elemento repetido, retorna o índice somente do primeiro elemento encontrado.</text:span></text:p>
            </text:list-item>
            <text:list-item>
              <text:p text:style-name="P24">&lt;<text:span text:style-name="T8">tupla</text:span>&gt;.<text:span text:style-name="T5">index(&lt;elemento&gt;, &lt;índice&gt;) → <text:s/>Retorna o índice de um elemento na tupla a partir de um índice informado como parâmetro.</text:span></text:p>
            </text:list-item>
            <text:list-item>
              <text:p text:style-name="P9">&lt;<text:span text:style-name="T8">tupla</text:span>&gt;.<text:span text:style-name="T5">index(&lt;elemento&gt;, &lt;índice inicial&gt;, &lt;índice final&gt;) → Retorna o índice de um elemento na tupla entre os índices informados como parâmetro.</text:span></text:p>
            </text:list-item>
          </text:list>
        </text:list-item>
        <text:list-item>
          <text:p text:style-name="P14">Dicionário:</text:p>
          <text:list>
            <text:list-item>
              <text:p text:style-name="P26"><text:span text:style-name="T9">dict</text:span>(&lt;iterável&gt;) → Cria<text:span text:style-name="T3"> uma </text:span>tupla<text:span text:style-name="T3"> a partir de algum iterável.</text:span></text:p>
            </text:list-item>
            <text:list-item>
              <text:p text:style-name="P15">&lt;dicionário&gt;.get(&lt;chave&gt;) → Retorna o elemento associado a essa chave.</text:p>
            </text:list-item>
            <text:list-item>
              <text:p text:style-name="P16">&lt;dicionário&gt;.<text:span text:style-name="T10">update(&lt;dicionário&gt;) → Acrescenta o conjunto de chave e valor ao dicionário ou atualiza a informação caso a chave já exista.</text:span></text:p>
            </text:list-item>
            <text:list-item>
              <text:p text:style-name="P16">&lt;dicionário&gt;.<text:span text:style-name="T10">pop(&lt;chave&gt;) → Remove a chave especificada do dicionário. Caso a chave não exista, dará err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3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irajara Maltez Jr</meta:initial-creator>
    <meta:creation-date>2019-10-30T12:13:37.608000000</meta:creation-date>
    <dc:date>2019-10-30T16:40:29.842000000</dc:date>
    <dc:creator>Ubirajara Maltez Jr</dc:creator>
    <meta:editing-duration>PT1H5M25S</meta:editing-duration>
    <meta:editing-cycles>6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49" meta:word-count="628" meta:character-count="4091" meta:non-whitespace-character-count="3558"/>
  </office:meta>
</office:document-meta>
</file>